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teline_5f_4_5f_origPlace">
      <style:text-properties officeooo:paragraph-rsid="001e541b"/>
    </style:style>
    <style:style style:name="P2" style:family="paragraph" style:parent-style-name="Footnote">
      <style:text-properties officeooo:paragraph-rsid="00aa7b9e"/>
    </style:style>
    <style:style style:name="P3" style:family="paragraph" style:parent-style-name="Footnote">
      <style:text-properties officeooo:rsid="00942ac9" officeooo:paragraph-rsid="009e8116"/>
    </style:style>
    <style:style style:name="P4" style:family="paragraph" style:parent-style-name="Footnote">
      <style:text-properties officeooo:rsid="009e8116" officeooo:paragraph-rsid="0029435b"/>
    </style:style>
    <style:style style:name="P5" style:family="paragraph" style:parent-style-name="Footnote">
      <style:text-properties officeooo:rsid="00a64431" officeooo:paragraph-rsid="0029435b"/>
    </style:style>
    <style:style style:name="P6" style:family="paragraph" style:parent-style-name="Footnote">
      <style:text-properties officeooo:paragraph-rsid="0029435b"/>
    </style:style>
    <style:style style:name="P7" style:family="paragraph" style:parent-style-name="_5f_3_5f_l">
      <style:text-properties officeooo:paragraph-rsid="001e541b"/>
    </style:style>
    <style:style style:name="P8" style:family="paragraph" style:parent-style-name="_5f_3_5f_l">
      <style:text-properties officeooo:paragraph-rsid="0023513a"/>
    </style:style>
    <style:style style:name="P9" style:family="paragraph" style:parent-style-name="_5f_3_5f_l">
      <style:text-properties officeooo:paragraph-rsid="0023beed"/>
    </style:style>
    <style:style style:name="P10" style:family="paragraph" style:parent-style-name="_5f_3_5f_l">
      <style:text-properties officeooo:paragraph-rsid="002c6293"/>
    </style:style>
    <style:style style:name="P11" style:family="paragraph" style:parent-style-name="pb">
      <style:text-properties officeooo:paragraph-rsid="001e541b"/>
    </style:style>
    <style:style style:name="P12" style:family="paragraph" style:parent-style-name="pb">
      <style:paragraph-properties fo:break-before="page"/>
      <style:text-properties officeooo:paragraph-rsid="001e541b"/>
    </style:style>
    <style:style style:name="P13" style:family="paragraph" style:parent-style-name="_5f_3_5f_head">
      <style:text-properties officeooo:paragraph-rsid="001e541b"/>
    </style:style>
    <style:style style:name="P14" style:family="paragraph" style:parent-style-name="Standard">
      <style:text-properties style:font-name="Futura Lt BT" officeooo:rsid="00b3eaf7" officeooo:paragraph-rsid="001e541b"/>
    </style:style>
    <style:style style:name="P15" style:family="paragraph" style:parent-style-name="dateline_5f_4_5f_origDate">
      <style:text-properties officeooo:paragraph-rsid="00276f72"/>
    </style:style>
    <style:style style:name="P16" style:family="paragraph" style:parent-style-name="_5f_3_5f_l">
      <style:text-properties officeooo:paragraph-rsid="0023beed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1d13e5"/>
    </style:style>
    <style:style style:name="T3" style:family="text">
      <style:text-properties style:font-name="Futura Lt BT" officeooo:rsid="0021b789"/>
    </style:style>
    <style:style style:name="T4" style:family="text">
      <style:text-properties style:font-name="Futura Lt BT" officeooo:rsid="0096d64b"/>
    </style:style>
    <style:style style:name="T5" style:family="text">
      <style:text-properties style:font-name="Futura Lt BT" officeooo:rsid="008fdd8f"/>
    </style:style>
    <style:style style:name="T6" style:family="text">
      <style:text-properties style:font-name="Futura Lt BT" officeooo:rsid="000f0c99"/>
    </style:style>
    <style:style style:name="T7" style:family="text">
      <style:text-properties style:font-name="Futura Lt BT" officeooo:rsid="0069290f"/>
    </style:style>
    <style:style style:name="T8" style:family="text">
      <style:text-properties officeooo:rsid="008fc564"/>
    </style:style>
    <style:style style:name="T9" style:family="text">
      <style:text-properties officeooo:rsid="0021b789"/>
    </style:style>
    <style:style style:name="T10" style:family="text">
      <style:text-properties officeooo:rsid="0021da2c"/>
    </style:style>
    <style:style style:name="T11" style:family="text">
      <style:text-properties officeooo:rsid="001d13e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9e8116" style:font-style-asian="italic" style:font-style-complex="italic"/>
    </style:style>
    <style:style style:name="T14" style:family="text">
      <style:text-properties fo:font-style="italic" officeooo:rsid="0029435b" style:font-style-asian="italic" style:font-style-complex="italic"/>
    </style:style>
    <style:style style:name="T15" style:family="text">
      <style:text-properties officeooo:rsid="006821d8"/>
    </style:style>
    <style:style style:name="T16" style:family="text">
      <style:text-properties officeooo:rsid="0071a7d5"/>
    </style:style>
    <style:style style:name="T17" style:family="text">
      <style:text-properties officeooo:rsid="008fdd8f"/>
    </style:style>
    <style:style style:name="T18" style:family="text">
      <style:text-properties officeooo:rsid="00757dfb"/>
    </style:style>
    <style:style style:name="T19" style:family="text">
      <style:text-properties officeooo:rsid="009a305e"/>
    </style:style>
    <style:style style:name="T20" style:family="text">
      <style:text-properties officeooo:rsid="0069290f"/>
    </style:style>
    <style:style style:name="T2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Liberation Serif" fo:font-size="10pt" fo:font-style="italic" officeooo:rsid="00aa7b9e" style:font-size-asian="10pt" style:font-style-asian="italic" style:font-size-complex="10pt" style:font-style-complex="italic"/>
    </style:style>
    <style:style style:name="T23" style:family="text">
      <style:text-properties style:font-name="Liberation Serif" fo:font-size="10pt" fo:font-style="italic" officeooo:rsid="000f0c99" style:font-size-asian="10pt" style:font-style-asian="italic" style:font-size-complex="10pt" style:font-style-complex="italic"/>
    </style:style>
    <style:style style:name="T24" style:family="text">
      <style:text-properties style:font-name="Liberation Serif" fo:font-size="10pt" fo:font-style="italic" officeooo:rsid="0029435b" style:font-size-asian="10pt" style:font-style-asian="italic" style:font-size-complex="10pt" style:font-style-complex="italic"/>
    </style:style>
    <style:style style:name="T25" style:family="text">
      <style:text-properties style:font-name="Liberation Serif" fo:font-size="10pt" fo:font-style="italic" officeooo:rsid="002b9339" style:font-size-asian="10pt" style:font-style-asian="italic" style:font-size-complex="10pt" style:font-style-complex="italic"/>
    </style:style>
    <style:style style:name="T26" style:family="text">
      <style:text-properties style:font-name="Liberation Serif" fo:font-size="10pt" officeooo:rsid="0069290f" style:font-size-asian="10pt" style:font-size-complex="10pt"/>
    </style:style>
    <style:style style:name="T27" style:family="text">
      <style:text-properties style:font-name="Liberation Serif" fo:font-size="10pt" officeooo:rsid="00aa7b9e" style:font-size-asian="10pt" style:font-size-complex="10pt"/>
    </style:style>
    <style:style style:name="T28" style:family="text">
      <style:text-properties officeooo:rsid="0093a4f0"/>
    </style:style>
    <style:style style:name="T29" style:family="text">
      <style:text-properties officeooo:rsid="009e8116"/>
    </style:style>
    <style:style style:name="T30" style:family="text">
      <style:text-properties officeooo:rsid="0095bfb5"/>
    </style:style>
    <style:style style:name="T31" style:family="text">
      <style:text-properties officeooo:rsid="006e4cd0"/>
    </style:style>
    <style:style style:name="T32" style:family="text">
      <style:text-properties officeooo:rsid="007fab50"/>
    </style:style>
    <style:style style:name="T33" style:family="text">
      <style:text-properties officeooo:rsid="0096d64b"/>
    </style:style>
    <style:style style:name="T34" style:family="text">
      <style:text-properties officeooo:rsid="009906da"/>
    </style:style>
    <style:style style:name="T35" style:family="text">
      <style:text-properties officeooo:rsid="00998ff4"/>
    </style:style>
    <style:style style:name="T36" style:family="text">
      <style:text-properties officeooo:rsid="004342ac" style:font-style-asian="normal" style:font-style-complex="normal"/>
    </style:style>
    <style:style style:name="T37" style:family="text">
      <style:text-properties officeooo:rsid="0023beed" style:font-style-asian="normal" style:font-style-complex="normal"/>
    </style:style>
    <style:style style:name="T38" style:family="text">
      <style:text-properties officeooo:rsid="00371a1f" style:font-style-asian="normal" style:font-style-complex="normal"/>
    </style:style>
    <style:style style:name="T39" style:family="text">
      <style:text-properties officeooo:rsid="002c6293" style:font-style-asian="normal" style:font-style-complex="normal"/>
    </style:style>
    <style:style style:name="T40" style:family="text">
      <style:text-properties officeooo:rsid="0023beed"/>
    </style:style>
    <style:style style:name="T41" style:family="text">
      <style:text-properties officeooo:rsid="0029435b"/>
    </style:style>
    <style:style style:name="T42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52</text:p>
      <text:p text:style-name="P13">O <text:span text:style-name="seg.trigramme_5f_diacritique_5f_2_5f_orig"><text:span text:style-name="T2">h</text:span></text:span><text:span text:style-name="seg.trigramme_5f_diacritique_5f_2_5f_reg"><text:span text:style-name="T1">c’h</text:span></text:span>uid<text:span text:style-name="seg.signes_5f_diacritiques_5f_2_5f_orig"><text:span text:style-name="T1">é</text:span></text:span><text:span text:style-name="seg.signes-diacritiques_5f_2_5f_reg"><text:span text:style-name="T3">e</text:span></text:span>rig e<text:span text:style-name="seg.signes_5f_diacritiques_5f_2_5f_orig"><text:span text:style-name="T1">u</text:span></text:span><text:span text:style-name="seg.signes-diacritiques_5f_2_5f_reg"><text:span text:style-name="T4">ü</text:span></text:span>ru<text:span text:style-name="seg.voisement_5f_2_5f_orig"><text:span text:style-name="T1">z</text:span></text:span><text:span text:style-name="seg.voisement_5f_2_5f_reg"><text:span text:style-name="T1">s</text:span></text:span></text:p>
      <text:p text:style-name="P1">(<text:span text:style-name="seg.signes_5f_diacritiques_5f_2_5f_orig"><text:span text:style-name="T1">É</text:span></text:span><text:span text:style-name="seg.signes-diacritiques_5f_2_5f_reg"><text:span text:style-name="T5">E</text:span></text:span> fozell<text:span text:style-name="seg.diphtongaison_5f_2_5f_orig"><text:span text:style-name="T6">eu</text:span></text:span><text:span text:style-name="seg.diphtongaison_5f_2_5f_reg"><text:span text:style-name="T7">où</text:span></text:span> Foucaucourt (Somme)</text:p>
      <text:p text:style-name="P15">16 a viz Meur<text:span text:style-name="seg.digramme_5f_2_5f_orig"><text:span text:style-name="T1">h</text:span></text:span><text:span text:style-name="seg.digramme_5f_2_5f_reg">zh</text:span> 1916)</text:p>
      <text:p text:style-name="P14">&lt;lg&gt;</text:p>
      <text:p text:style-name="P8"><text:span text:style-name="seg.amenuisement_5f_voyelle_5f_2_5f_orig">E</text:span><text:span text:style-name="seg.amenuisement_5f_voyelle_5f_2_5f_reg"><text:span text:style-name="T8">A</text:span></text:span>r mi<text:span text:style-name="seg.amuissement_5f_consonne_5f_1_5f_reg">n</text:span>tin-m<text:span text:style-name="seg.nasalisation_5f_2_5f_orig"><text:span text:style-name="T15">an</text:span></text:span><text:span text:style-name="seg.nasalisation_5f_2_5f_reg"><text:span text:style-name="T16">añ</text:span></text:span>, <text:span text:style-name="seg.signes_5f_diacritiques_5f_2_5f_orig">é</text:span><text:span text:style-name="seg.signes-diacritiques_5f_2_5f_reg"><text:span text:style-name="T9">e</text:span></text:span> doust<text:span text:style-name="seg.signes_5f_diacritiques_5f_2_5f_orig">é</text:span><text:span text:style-name="seg.signes-diacritiques_5f_2_5f_reg"><text:span text:style-name="T9">e</text:span></text:span>r hag <text:span text:style-name="seg.signes_5f_diacritiques_5f_2_5f_orig">é</text:span><text:span text:style-name="seg.signes-diacritiques_5f_2_5f_reg"><text:span text:style-name="T9">e</text:span></text:span> splannd<text:span text:style-name="seg.signes_5f_diacritiques_5f_2_5f_orig">é</text:span><text:span text:style-name="seg.signes-diacritiques_5f_2_5f_reg"><text:span text:style-name="T9">e</text:span></text:span>r yaouank tar<text:span text:style-name="seg.digramme_5f_2_5f_orig"><text:span text:style-name="T1">h</text:span></text:span><text:span text:style-name="seg.digramme_5f_2_5f_reg">zh</text:span> <text:span text:style-name="seg.amenuisement_5f_voyelle_5f_2_5f_orig">e</text:span><text:span text:style-name="seg.amenuisement_5f_voyelle_5f_2_5f_reg"><text:span text:style-name="T10">a</text:span></text:span>n d<text:span text:style-name="seg.signes_5f_diacritiques_5f_2_5f_orig">é</text:span><text:span text:style-name="seg.signes-diacritiques_5f_2_5f_reg"><text:span text:style-name="T9">e</text:span></text:span><text:span text:style-name="seg.amuissement_5f_voyelle_5f_1_5f_reg">i</text:span><text:span text:style-name="seg.amuissement_5f_consonne_5f_1_5f_reg">z</text:span>, <text:span text:style-name="seg.signes_5f_diacritiques_5f_2_5f_orig">é</text:span><text:span text:style-name="seg.signes-diacritiques_5f_2_5f_reg"><text:span text:style-name="T9">e</text:span></text:span> <text:span text:style-name="seg.trigramme_5f_diacritique_5f_2_5f_orig"><text:span text:style-name="T11">h</text:span></text:span><text:span text:style-name="seg.trigramme_5f_diacritique_5f_2_5f_reg">c’h</text:span>w<text:span text:style-name="seg.signes_5f_diacritiques_5f_2_5f_orig">é</text:span><text:span text:style-name="seg.signes-diacritiques_5f_2_5f_reg"><text:span text:style-name="T9">e</text:span></text:span>lan un <text:span text:style-name="seg.trigramme_5f_diacritique_5f_2_5f_orig"><text:span text:style-name="T11">h</text:span></text:span><text:span text:style-name="seg.trigramme_5f_diacritique_5f_2_5f_reg">c’h</text:span>uid<text:span text:style-name="seg.signes_5f_diacritiques_5f_2_5f_orig">é</text:span><text:span text:style-name="seg.signes-diacritiques_5f_2_5f_reg"><text:span text:style-name="T9">e</text:span></text:span>r é se<text:span text:style-name="seg.lettre_5f_ramiste_5f_2_5f_orig">ù</text:span><text:span text:style-name="seg.lettre_5f_ramiste_5f_2_5f_reg">v</text:span>el <text:span text:style-name="seg.signes_5f_diacritiques_5f_2_5f_orig">é</text:span><text:span text:style-name="seg.signes-diacritiques_5f_2_5f_reg"><text:span text:style-name="T9">e</text:span></text:span>n <text:span text:style-name="seg.signes_5f_diacritiques_5f_2_5f_orig">ê</text:span><text:span text:style-name="seg.signes-diacritiques_5f_2_5f_reg"><text:span text:style-name="T8">ae</text:span></text:span>r ag en amz<text:span text:style-name="seg.signes_5f_diacritiques_5f_2_5f_orig">é</text:span><text:span text:style-name="seg.signes-diacritiques_5f_2_5f_reg"><text:span text:style-name="T9">e</text:span></text:span>r, <text:span text:style-name="seg.signes_5f_diacritiques_5f_2_5f_orig">é</text:span><text:span text:style-name="seg.signes-diacritiques_5f_2_5f_reg"><text:span text:style-name="T9">e</text:span></text:span>n ur ganal t<text:span text:style-name="seg.signes_5f_diacritiques_5f_2_5f_orig">é</text:span><text:span text:style-name="seg.signes-diacritiques_5f_2_5f_reg"><text:span text:style-name="T9">e</text:span></text:span>r-t<text:span text:style-name="seg.signes_5f_diacritiques_5f_2_5f_orig">é</text:span><text:span text:style-name="seg.signes-diacritiques_5f_2_5f_reg"><text:span text:style-name="T9">e</text:span></text:span>r, <text:span text:style-name="seg.signes_5f_diacritiques_5f_2_5f_orig">é</text:span><text:span text:style-name="seg.signes-diacritiques_5f_2_5f_reg"><text:span text:style-name="T9">e</text:span></text:span>tr<text:span text:style-name="seg.signes_5f_diacritiques_5f_2_5f_orig">é</text:span><text:span text:style-name="seg.signes-diacritiques_5f_2_5f_reg"><text:span text:style-name="T9">e</text:span></text:span> orsal<text:note text:id="ftn1" text:note-class="footnote"><text:note-citation>1</text:note-citation><text:note-body><text:p text:style-name="P4"><text:span text:style-name="T14">o</text:span><text:span text:style-name="T12">rsal</text:span>, <text:span text:style-name="T41">g</text:span>all. : <text:span text:style-name="T14">du </text:span><text:span text:style-name="T12">fil de fer</text:span></text:p></text:note-body></text:note> merglet en di<text:span text:style-name="seg.lettre_5f_ramiste_5f_2_5f_orig">ù</text:span><text:span text:style-name="seg.lettre_5f_ramiste_5f_2_5f_reg">v</text:span> linenn. Hag é s<text:span text:style-name="seg.nasalisation_5f_2_5f_orig"><text:span text:style-name="T15">on</text:span></text:span><text:span text:style-name="seg.nasalisation_5f_2_5f_reg"><text:span text:style-name="T16">oñ</text:span></text:span>jan :</text:p>
      <text:p text:style-name="P14">&lt;/lg&gt;&lt;lg&gt;</text:p>
      <text:p text:style-name="P9">« <text:span text:style-name="seg.trigramme_5f_diacritique_5f_2_5f_orig"><text:span text:style-name="T11">H</text:span></text:span><text:span text:style-name="seg.trigramme_5f_diacritique_5f_2_5f_reg"><text:span text:style-name="T17">C</text:span></text:span><text:span text:style-name="seg.trigramme_5f_diacritique_5f_2_5f_reg">’h</text:span>uid<text:span text:style-name="seg.signes_5f_diacritiques_5f_2_5f_orig">é</text:span><text:span text:style-name="seg.signes-diacritiques_5f_2_5f_reg"><text:span text:style-name="T9">e</text:span></text:span>rig, m<text:span text:style-name="seg.amenuisement_5f_voyelle_5f_2_5f_orig">e</text:span><text:span text:style-name="seg.amenuisement_5f_voyelle_5f_2_5f_reg"><text:span text:style-name="T10">a</text:span></text:span> mignon, <text:span text:style-name="seg.trigramme_5f_diacritique_5f_2_5f_orig"><text:span text:style-name="T11">h</text:span></text:span><text:span text:style-name="seg.trigramme_5f_diacritique_5f_2_5f_reg">c’h</text:span>oant<text:span text:style-name="seg.signes_5f_diacritiques_5f_2_5f_orig">â</text:span><text:span text:style-name="seg.signes-diacritiques_5f_2_5f_reg"><text:span text:style-name="T18">aa</text:span></text:span><text:span text:style-name="seg.voisement_5f_2_5f_orig">d</text:span><text:span text:style-name="seg.voisement_5f_2_5f_reg">t</text:span> <text:span text:style-name="seg.amenuisement_5f_voyelle_5f_2_5f_orig">e</text:span><text:span text:style-name="seg.amenuisement_5f_voyelle_5f_2_5f_reg"><text:span text:style-name="T10">a</text:span></text:span> <text:span text:style-name="seg.amuissement_5f_consonne_5f_1_5f_orig">h</text:span>ran t<text:span text:style-name="seg.amenuisement_5f_voyelle_5f_2_5f_orig">e</text:span><text:span text:style-name="seg.amenuisement_5f_voyelle_5f_2_5f_reg"><text:span text:style-name="T10">a</text:span></text:span> e<text:span text:style-name="seg.signes_5f_diacritiques_5f_2_5f_orig">u</text:span><text:span text:style-name="seg.signes-diacritiques_5f_2_5f_reg"><text:span text:style-name="T17">ü</text:span></text:span>rusted ! <text:span text:style-name="seg.signes_5f_diacritiques_5f_2_5f_orig">É</text:span><text:span text:style-name="seg.signes-diacritiques_5f_2_5f_reg"><text:span text:style-name="T17">E</text:span></text:span><text:span text:style-name="seg.amuissement_5f_consonne_5f_1_5f_reg">n</text:span> t<text:span text:style-name="seg.amenuisement_5f_voyelle_5f_2_5f_orig">e</text:span><text:span text:style-name="seg.amenuisement_5f_voyelle_5f_2_5f_reg"><text:span text:style-name="T10">a</text:span></text:span> galon vihan, l<text:span text:style-name="seg.signes_5f_diacritiques_5f_2_5f_orig">é</text:span><text:span text:style-name="seg.signes-diacritiques_5f_2_5f_reg"><text:span text:style-name="T9">e</text:span></text:span><text:span text:style-name="seg.trigramme_5f_diacritique_5f_2_5f_orig"><text:span text:style-name="T11">h</text:span></text:span><text:span text:style-name="seg.trigramme_5f_diacritique_5f_2_5f_reg">c’h</text:span> n'en d<text:span text:style-name="seg.digramme_5f_2_5f_orig">e</text:span><text:span text:style-name="seg.digramme_5f_2_5f_reg">eu</text:span>s ket d'<text:span text:style-name="seg.amenuisement_5f_voyelle_5f_2_5f_orig">e</text:span><text:span text:style-name="seg.amenuisement_5f_voyelle_5f_2_5f_reg"><text:span text:style-name="T10">a</text:span></text:span>r <text:span text:style-name="seg.trigramme_5f_diacritique_5f_2_5f_orig"><text:span text:style-name="T11">H</text:span></text:span><text:span text:style-name="seg.trigramme_5f_diacritique_5f_2_5f_reg"><text:span text:style-name="T19">C</text:span></text:span><text:span text:style-name="seg.trigramme_5f_diacritique_5f_2_5f_reg">’h</text:span><text:span text:style-name="seg.signes_5f_diacritiques_5f_2_5f_orig">â</text:span><text:span text:style-name="seg.signes-diacritiques_5f_2_5f_reg"><text:span text:style-name="T19">a</text:span></text:span>s <text:span text:style-name="seg.amenuisement_5f_voyelle_5f_2_5f_orig">e</text:span><text:span text:style-name="seg.amenuisement_5f_voyelle_5f_2_5f_reg"><text:span text:style-name="T10">a</text:span></text:span> lan on h<text:span text:style-name="seg.augmentation_5f_voyelle_5f_2_5f_orig"><text:span text:style-name="T38">a</text:span></text:span><text:span text:style-name="seg.augmentation_5f_voyelle_5f_2_5f_reg"><text:span text:style-name="T37">i</text:span></text:span>ni-ni. <text:span text:style-name="seg.signes_5f_diacritiques_5f_2_5f_orig">É</text:span><text:span text:style-name="seg.signes-diacritiques_5f_2_5f_reg"><text:span text:style-name="T17">E</text:span></text:span><text:span text:style-name="pc.desagglutination_5f_2_5f_reg">-</text:span>pad ma<text:span text:style-name="seg.trigramme_5f_diacritique_5f_2_5f_orig"><text:span text:style-name="T11">h</text:span></text:span><text:span text:style-name="seg.trigramme_5f_diacritique_5f_2_5f_reg">c’h</text:span> om<text:span text:style-name="seg.amuissement_5f_consonne_5f_1_5f_reg">p</text:span> stummet d<text:span text:style-name="seg.amenuisement_5f_voyelle_5f_2_5f_orig">e</text:span><text:span text:style-name="seg.amenuisement_5f_voyelle_5f_2_5f_reg"><text:span text:style-name="T10">a</text:span></text:span> zistruj a zife<text:span text:style-name="seg.digramme_5f_2_5f_orig"><text:span text:style-name="T1">h</text:span></text:span><text:span text:style-name="seg.digramme_5f_2_5f_reg">zh</text:span>, sa<text:span text:style-name="seg.lettre_5f_ramiste_5f_2_5f_orig">ù</text:span><text:span text:style-name="seg.lettre_5f_ramiste_5f_2_5f_reg">v</text:span>et e <text:span text:style-name="T37">t</text:span><text:span text:style-name="seg.digramme_5f_2_5f_orig">e</text:span><text:span text:style-name="seg.digramme_5f_2_5f_reg">eu</text:span>s un n<text:span text:style-name="seg.signes_5f_diacritiques_5f_2_5f_orig">é</text:span><text:span text:style-name="seg.signes-diacritiques_5f_2_5f_reg"><text:span text:style-name="T9">e</text:span></text:span><text:span text:style-name="seg.amuissement_5f_voyelle_5f_1_5f_reg">i</text:span><text:span text:style-name="seg.digramme_5f_2_5f_orig"><text:span text:style-name="T1">h</text:span></text:span><text:span text:style-name="seg.digramme_5f_2_5f_reg">zh</text:span>, e<text:span text:style-name="seg.amuissement_5f_consonne_5f_1_5f_reg">v</text:span>i<text:span text:style-name="seg.voisement_5f_2_5f_orig">d</text:span><text:span text:style-name="seg.voisement_5f_2_5f_reg">t</text:span> <text:span text:style-name="seg.amenuisement_5f_voyelle_5f_2_5f_orig">e</text:span><text:span text:style-name="seg.amenuisement_5f_voyelle_5f_2_5f_reg"><text:span text:style-name="T10">a</text:span></text:span>r vuh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 karant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u<text:span text:style-name="seg.voisement_5f_2_5f_orig">z</text:span><text:span text:style-name="seg.voisement_5f_2_5f_reg">s</text:span> ha disoursi, <text:span text:style-name="seg.signes_5f_diacritiques_5f_2_5f_orig">é</text:span><text:span text:style-name="seg.signes-diacritiques_5f_2_5f_reg"><text:span text:style-name="T9">e</text:span></text:span>mesk las<text:span text:style-name="seg.diphtongaison_5f_2_5f_orig">eu</text:span><text:span text:style-name="seg.diphtongaison_5f_2_5f_reg"><text:span text:style-name="T20">où</text:span></text:span> treisu<text:span text:style-name="seg.voisement_5f_2_5f_orig">z</text:span><text:span text:style-name="seg.voisement_5f_2_5f_reg">s</text:span> stennet d'or <text:span text:style-name="seg.trigramme_5f_diacritique_5f_2_5f_orig"><text:span text:style-name="T11">h</text:span></text:span><text:span text:style-name="seg.trigramme_5f_diacritique_5f_2_5f_reg">c’h</text:span>asoni.</text:p>
      <text:p text:style-name="P14">&lt;/lg&gt;&lt;lg&gt;</text:p>
      <text:p text:style-name="P9">Me<text:span text:style-name="seg.voisement_5f_2_5f_orig">d</text:span><text:span text:style-name="seg.voisement_5f_2_5f_reg">t</text:span> goap <text:span text:style-name="seg.amenuisement_5f_voyelle_5f_2_5f_orig">e</text:span><text:span text:style-name="seg.amenuisement_5f_voyelle_5f_2_5f_reg"><text:span text:style-name="T10">a</text:span></text:span> <text:span text:style-name="seg.amuissement_5f_consonne_5f_1_5f_orig">h</text:span>r<text:span text:style-name="seg.diphtongaison_5f_2_5f_orig">e</text:span><text:span text:style-name="seg.diphtongaison_5f_2_5f_reg"><text:span text:style-name="T40">ae</text:span></text:span><text:span text:style-name="seg.voisement_5f_2_5f_orig">z</text:span><text:span text:style-name="seg.voisement_5f_2_5f_reg">s</text:span> ag <text:span text:style-name="seg.amenuisement_5f_voyelle_5f_2_5f_orig">e</text:span><text:span text:style-name="seg.amenuisement_5f_voyelle_5f_2_5f_reg"><text:span text:style-name="T10">a</text:span></text:span>n houarnaj govellet d<text:span text:style-name="seg.amenuisement_5f_voyelle_5f_2_5f_orig">e</text:span><text:span text:style-name="seg.amenuisement_5f_voyelle_5f_2_5f_reg"><text:span text:style-name="T10">a</text:span></text:span> vab<text:span text:style-name="pc.desagglutination_5f_2_5f_reg">-</text:span>d<text:span text:style-name="seg.signes_5f_diacritiques_5f_2_5f_orig">é</text:span><text:span text:style-name="seg.signes-diacritiques_5f_2_5f_reg"><text:span text:style-name="T9">e</text:span></text:span>n <text:span text:style-name="seg.signes_5f_diacritiques_5f_2_5f_orig">é</text:span><text:span text:style-name="seg.signes-diacritiques_5f_2_5f_reg"><text:span text:style-name="T9">e</text:span></text:span>n <text:span text:style-name="seg.signes_5f_diacritiques_5f_2_5f_orig">é</text:span><text:span text:style-name="seg.signes-diacritiques_5f_2_5f_reg"><text:span text:style-name="T9">e</text:span></text:span> araj<text:note text:id="ftn2" text:note-class="footnote"><text:note-citation>2</text:note-citation><text:note-body><text:p text:style-name="P5"><text:span text:style-name="T14">araj</text:span><text:span text:style-name="T41">, b</text:span>zhg. : <text:span text:style-name="T14">k</text:span><text:span text:style-name="T12">ounnar</text:span></text:p></text:note-body></text:note>. A<text:span text:style-name="pc.desagglutination_5f_2_5f_reg">-</text:span>dreist <text:span text:style-name="seg.signes_5f_diacritiques_5f_2_5f_orig">é</text:span><text:span text:style-name="seg.signes-diacritiques_5f_2_5f_reg"><text:span text:style-name="T9">e</text:span></text:span> botarn<text:span text:style-name="seg.diphtongaison_5f_2_5f_orig">eu</text:span><text:span text:style-name="seg.diphtongaison_5f_2_5f_reg"><text:span text:style-name="T20">où</text:span></text:span><text:note text:id="ftn3" text:note-class="footnote"><text:note-citation>3</text:note-citation><text:note-body><text:p text:style-name="P2"><text:span text:style-name="T25">p</text:span><text:span text:style-name="T23">otarn</text:span><text:span text:style-name="seg.diphtongaison_5f_2_5f_orig"><text:span text:style-name="T23">eu</text:span></text:span><text:span text:style-name="seg.diphtongaison_5f_2_5f_reg"><text:span text:style-name="T42">où</text:span></text:span><text:span text:style-name="T26">, v</text:span><text:span text:style-name="T27">ient de </text:span><text:span text:style-name="T24">p</text:span><text:span text:style-name="T22">o</text:span><text:span text:style-name="seg.voisement_5f_2_5f_orig"><text:span text:style-name="T21">t</text:span></text:span><text:span text:style-name="seg.voisement_5f_2_5f_reg"><text:span text:style-name="T21">d</text:span></text:span><text:span text:style-name="T23">-</text:span><text:span text:style-name="seg.amuissement_5f_consonne_5f_1_5f_reg"><text:span text:style-name="T21">h</text:span></text:span><text:span text:style-name="seg.diphtongaison_5f_2_5f_orig"><text:span text:style-name="T23">a</text:span></text:span><text:span text:style-name="seg.diphtongaison_5f_2_5f_reg"><text:span text:style-name="T23">oua</text:span></text:span><text:span text:style-name="T23">rn</text:span><text:span text:style-name="seg.diphtongaison_5f_2_5f_orig"><text:span text:style-name="T23">eu</text:span></text:span><text:span text:style-name="seg.diphtongaison_5f_2_5f_reg"><text:span text:style-name="T22">où</text:span></text:span></text:p></text:note-body></text:note> hag <text:span text:style-name="seg.signes_5f_diacritiques_5f_2_5f_orig">é</text:span><text:span text:style-name="seg.signes-diacritiques_5f_2_5f_reg"><text:span text:style-name="T9">e</text:span></text:span> orsal, te sa<text:span text:style-name="seg.lettre_5f_ramiste_5f_2_5f_orig">ù</text:span><text:span text:style-name="seg.lettre_5f_ramiste_5f_2_5f_reg">v</text:span> difla<text:span text:style-name="seg.lettre_5f_ramiste_5f_2_5f_orig">ù</text:span><text:span text:style-name="seg.lettre_5f_ramiste_5f_2_5f_reg">v</text:span>, <text:span text:style-name="seg.signes_5f_diacritiques_5f_2_5f_orig">é</text:span><text:span text:style-name="seg.signes-diacritiques_5f_2_5f_reg"><text:span text:style-name="T9">e</text:span></text:span> gla<text:span text:style-name="seg.voisement_5f_2_5f_orig">z</text:span><text:span text:style-name="seg.voisement_5f_2_5f_reg">s</text:span>d<text:span text:style-name="seg.signes_5f_diacritiques_5f_2_5f_orig">é</text:span><text:span text:style-name="seg.signes-diacritiques_5f_2_5f_reg"><text:span text:style-name="T9">e</text:span></text:span>r en <text:span text:style-name="seg.signes_5f_diacritiques_5f_2_5f_orig">è</text:span><text:span text:style-name="seg.signes-diacritiques_5f_2_5f_reg"><text:span text:style-name="T28">e</text:span></text:span>br glan, <text:span text:style-name="seg.signes_5f_diacritiques_5f_2_5f_orig">é</text:span><text:span text:style-name="seg.signes-diacritiques_5f_2_5f_reg"><text:span text:style-name="T9">e</text:span></text:span>n ur ganal, he<text:span text:style-name="seg.voisement_5f_2_5f_orig">b</text:span><text:span text:style-name="seg.voisement_5f_2_5f_reg">p</text:span> d<text:span text:style-name="seg.signes_5f_diacritiques_5f_2_5f_orig">é</text:span><text:span text:style-name="seg.signes-diacritiques_5f_2_5f_reg"><text:span text:style-name="T9">e</text:span></text:span><text:span text:style-name="seg.digramme_5f_2_5f_orig"><text:span text:style-name="T1">h</text:span></text:span><text:span text:style-name="seg.digramme_5f_2_5f_reg">zh</text:span>an, t<text:span text:style-name="seg.amenuisement_5f_voyelle_5f_2_5f_orig">e</text:span><text:span text:style-name="seg.amenuisement_5f_voyelle_5f_2_5f_reg"><text:span text:style-name="T10">a</text:span></text:span> bozi<text:span text:style-name="seg.diphtongaison_5f_2_5f_orig">eu</text:span><text:span text:style-name="seg.diphtongaison_5f_2_5f_reg"><text:span text:style-name="T20">où</text:span></text:span> bresk, t<text:span text:style-name="seg.amenuisement_5f_voyelle_5f_2_5f_orig">e</text:span><text:span text:style-name="seg.amenuisement_5f_voyelle_5f_2_5f_reg"><text:span text:style-name="T10">a</text:span></text:span> sonenn skañ<text:span text:style-name="seg.lettre_5f_ramiste_5f_2_5f_orig">ù</text:span><text:span text:style-name="seg.lettre_5f_ramiste_5f_2_5f_reg">v</text:span>.</text:p>
      <text:p text:style-name="P14">&lt;/lg&gt;&lt;lg&gt;</text:p>
      <text:p text:style-name="P10">T<text:span text:style-name="seg.amenuisement_5f_voyelle_5f_2_5f_orig">e</text:span><text:span text:style-name="seg.amenuisement_5f_voyelle_5f_2_5f_reg"><text:span text:style-name="T10">a</text:span></text:span> bousined bihan, <text:span text:style-name="seg.signes_5f_diacritiques_5f_2_5f_orig">é</text:span><text:span text:style-name="seg.signes-diacritiques_5f_2_5f_reg"><text:span text:style-name="T9">e</text:span></text:span>n o n<text:span text:style-name="seg.signes_5f_diacritiques_5f_2_5f_orig">é</text:span><text:span text:style-name="seg.signes-diacritiques_5f_2_5f_reg"><text:span text:style-name="T9">e</text:span></text:span><text:span text:style-name="seg.amuissement_5f_voyelle_5f_1_5f_reg">i</text:span><text:span text:style-name="seg.digramme_5f_2_5f_orig"><text:span text:style-name="T1">h</text:span></text:span><text:span text:style-name="seg.digramme_5f_2_5f_reg">zh</text:span> nifl, o sell<text:span text:style-name="seg.diphtongaison_5f_2_5f_orig">eu</text:span><text:span text:style-name="seg.diphtongaison_5f_2_5f_reg"><text:span text:style-name="T20">où</text:span></text:span> d'er lu<text:span text:style-name="seg.signes_5f_diacritiques_5f_2_5f_orig">é</text:span><text:span text:style-name="seg.signes-diacritiques_5f_2_5f_reg"><text:span text:style-name="T9">e</text:span></text:span><text:span text:style-name="T9"><text:note text:id="ftn4" text:note-class="footnote"><text:note-citation>4</text:note-citation><text:note-body><text:p text:style-name="P3"><text:span text:style-name="T14">lué</text:span><text:span text:style-name="T41">, gall. : </text:span><text:span text:style-name="T14">e</text:span><text:span text:style-name="T12">n haut</text:span></text:p></text:note-body></text:note></text:span>, tr<text:span text:style-name="seg.signes_5f_diacritiques_5f_2_5f_orig">é</text:span><text:span text:style-name="seg.signes-diacritiques_5f_2_5f_reg"><text:span text:style-name="T9">e</text:span></text:span><text:span text:style-name="seg.trigramme_5f_diacritique_5f_2_5f_orig"><text:span text:style-name="T11">h</text:span></text:span><text:span text:style-name="seg.trigramme_5f_diacritique_5f_2_5f_reg">c’h</text:span><text:span text:style-name="seg.amuissement_5f_voyelle_5f_1_5f_orig">i</text:span>et d'az <text:span text:style-name="seg.amuissement_5f_voyelle_5f_1_5f_orig">i</text:span><text:span text:style-name="seg.metathese_5f_2_5f_orig">hu</text:span><text:span text:style-name="seg.metathese_5f_2_5f_reg"><text:span text:style-name="T30">uh</text:span></text:span><text:span text:style-name="seg.signes_5f_diacritiques_5f_2_5f_orig">é</text:span><text:span text:style-name="seg.signes-diacritiques_5f_2_5f_reg"><text:span text:style-name="T9">e</text:span></text:span>lded, bamet d'az le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9">e</text:span></text:span>n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, <text:span text:style-name="seg.amenuisement_5f_voyelle_5f_2_5f_orig">e</text:span><text:span text:style-name="seg.amenuisement_5f_voyelle_5f_2_5f_reg"><text:span text:style-name="T10">a</text:span></text:span> <text:span text:style-name="seg.trigramme_5f_diacritique_5f_2_5f_orig"><text:span text:style-name="T11">h</text:span></text:span><text:span text:style-name="seg.trigramme_5f_diacritique_5f_2_5f_reg">c’h</text:span>oanta <text:span text:style-name="seg.amenuisement_5f_voyelle_5f_2_5f_orig">e</text:span><text:span text:style-name="seg.amenuisement_5f_voyelle_5f_2_5f_reg"><text:span text:style-name="T10">a</text:span></text:span>n d<text:span text:style-name="seg.signes_5f_diacritiques_5f_2_5f_orig">é</text:span><text:span text:style-name="seg.signes-diacritiques_5f_2_5f_reg"><text:span text:style-name="T9">e</text:span></text:span><text:span text:style-name="seg.amuissement_5f_voyelle_5f_1_5f_reg">i</text:span><text:span text:style-name="seg.amuissement_5f_consonne_5f_1_5f_reg">z</text:span>, ma <text:span text:style-name="seg.trigramme_5f_diacritique_5f_2_5f_orig"><text:span text:style-name="T11">h</text:span></text:span><text:span text:style-name="seg.trigramme_5f_diacritique_5f_2_5f_reg">c’h</text:span>ell<text:span text:style-name="seg.amuissement_5f_consonne_5f_1_5f_reg">f</text:span><text:span text:style-name="seg.monophtongaison_5f_2_5f_orig">e</text:span><text:span text:style-name="seg.monophtongaison_5f_2_5f_orig"><text:span text:style-name="T31">i</text:span></text:span><text:span text:style-name="seg.monophtongaison_5f_2_5f_reg"><text:span text:style-name="T15">e</text:span></text:span>nt <text:span text:style-name="seg.augmentation_5f_voyelle_5f_2_5f_orig"><text:span text:style-name="T39">e</text:span></text:span><text:span text:style-name="seg.augmentation_5f_voyelle_5f_2_5f_reg"><text:span text:style-name="T37">i</text:span></text:span>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 par<text:span text:style-name="seg.monophtongaison_5f_2_5f_orig">e</text:span><text:span text:style-name="seg.monophtongaison_5f_2_5f_orig"><text:span text:style-name="T31">i</text:span></text:span><text:span text:style-name="seg.monophtongaison_5f_2_5f_reg"><text:span text:style-name="T15">i</text:span></text:span><text:span text:style-name="seg.nasalisation_5f_2_5f_orig"><text:span text:style-name="T15">n</text:span></text:span><text:span text:style-name="seg.nasalisation_5f_2_5f_reg"><text:span text:style-name="T16">ñ</text:span></text:span>, ge<text:span text:style-name="seg.voisement_5f_2_5f_orig">d</text:span><text:span text:style-name="seg.voisement_5f_2_5f_reg">t</text:span> o <text:span text:style-name="seg.amenuisement_5f_voyelle_5f_2_5f_orig">e</text:span><text:span text:style-name="seg.amenuisement_5f_voyelle_5f_2_5f_reg"><text:span text:style-name="T10">a</text:span></text:span>skell, dumed flour <text:span text:style-name="seg.amenuisement_5f_voyelle_5f_2_5f_orig">e</text:span><text:span text:style-name="seg.amenuisement_5f_voyelle_5f_2_5f_reg"><text:span text:style-name="T10">a</text:span></text:span>r <text:span text:style-name="seg.trigramme_5f_diacritique_5f_2_5f_orig"><text:span text:style-name="T11">h</text:span></text:span><text:span text:style-name="seg.trigramme_5f_diacritique_5f_2_5f_reg">c’h</text:span>ogus ha flourik<text:span text:style-name="seg.signes_5f_diacritiques_5f_2_5f_orig">â</text:span><text:span text:style-name="seg.signes-diacritiques_5f_2_5f_reg"><text:span text:style-name="T18">aa</text:span></text:span><text:span text:style-name="seg.voisement_5f_2_5f_orig">d</text:span><text:span text:style-name="seg.voisement_5f_2_5f_reg">t</text:span> o 'flu do<text:span text:style-name="seg.trigramme_5f_diacritique_5f_2_5f_orig"><text:span text:style-name="T11">h</text:span></text:span><text:span text:style-name="seg.trigramme_5f_diacritique_5f_2_5f_reg">c’h</text:span> flamm en h<text:span text:style-name="seg.signes_5f_diacritiques_5f_2_5f_orig">é</text:span><text:span text:style-name="seg.signes-diacritiques_5f_2_5f_reg"><text:span text:style-name="T9">e</text:span></text:span>ol losku<text:span text:style-name="seg.voisement_5f_2_5f_orig">z</text:span><text:span text:style-name="seg.voisement_5f_2_5f_reg">s</text:span> ; se<text:span text:style-name="seg.lettre_5f_ramiste_5f_2_5f_orig">ù</text:span><text:span text:style-name="seg.lettre_5f_ramiste_5f_2_5f_reg">v</text:span>el <text:span text:style-name="seg.amuissement_5f_voyelle_5f_1_5f_orig">i</text:span><text:span text:style-name="seg.metathese_5f_2_5f_orig">hu</text:span><text:span text:style-name="seg.metathese_5f_2_5f_reg"><text:span text:style-name="T30">uh</text:span></text:span><text:span text:style-name="seg.signes_5f_diacritiques_5f_2_5f_orig">é</text:span><text:span text:style-name="seg.signes-diacritiques_5f_2_5f_reg"><text:span text:style-name="T9">e</text:span></text:span>l, pell do<text:span text:style-name="seg.trigramme_5f_diacritique_5f_2_5f_orig"><text:span text:style-name="T11">h</text:span></text:span><text:span text:style-name="seg.trigramme_5f_diacritique_5f_2_5f_reg">c’h</text:span> <text:span text:style-name="seg.amenuisement_5f_voyelle_5f_2_5f_orig">e</text:span><text:span text:style-name="seg.amenuisement_5f_voyelle_5f_2_5f_reg"><text:span text:style-name="T10">a</text:span></text:span>n douar, pell do<text:span text:style-name="seg.trigramme_5f_diacritique_5f_2_5f_orig"><text:span text:style-name="T11">h</text:span></text:span><text:span text:style-name="seg.trigramme_5f_diacritique_5f_2_5f_reg">c’h</text:span> mab<text:span text:style-name="pc.desagglutination_5f_2_5f_reg">-</text:span>d<text:span text:style-name="seg.signes_5f_diacritiques_5f_2_5f_orig">é</text:span><text:span text:style-name="seg.signes-diacritiques_5f_2_5f_reg"><text:span text:style-name="T9">e</text:span></text:span>n hag <text:span text:style-name="seg.signes_5f_diacritiques_5f_2_5f_orig">é</text:span><text:span text:style-name="seg.signes-diacritiques_5f_2_5f_reg"><text:span text:style-name="T9">e</text:span></text:span> safar, do<text:span text:style-name="seg.trigramme_5f_diacritique_5f_2_5f_orig"><text:span text:style-name="T11">h</text:span></text:span><text:span text:style-name="seg.trigramme_5f_diacritique_5f_2_5f_reg">c’h</text:span> <text:span text:style-name="seg.signes_5f_diacritiques_5f_2_5f_orig">é</text:span><text:span text:style-name="seg.signes-diacritiques_5f_2_5f_reg"><text:span text:style-name="T9">e</text:span></text:span> randon ha fallant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. </text:p>
      <text:p text:style-name="P7">O <text:span text:style-name="seg.trigramme_5f_diacritique_5f_2_5f_orig"><text:span text:style-name="T11">h</text:span></text:span><text:span text:style-name="seg.trigramme_5f_diacritique_5f_2_5f_reg">c’h</text:span>uid<text:span text:style-name="seg.signes_5f_diacritiques_5f_2_5f_orig">é</text:span><text:span text:style-name="seg.signes-diacritiques_5f_2_5f_reg"><text:span text:style-name="T9">e</text:span></text:span>rig e<text:span text:style-name="seg.signes_5f_diacritiques_5f_2_5f_orig">u</text:span><text:span text:style-name="seg.signes-diacritiques_5f_2_5f_reg"><text:span text:style-name="T33">ü</text:span></text:span>ru<text:span text:style-name="seg.voisement_5f_2_5f_orig">z</text:span><text:span text:style-name="seg.voisement_5f_2_5f_reg">s</text:span> !</text:p>
      <text:p text:style-name="P14">&lt;/lg&gt;</text:p>
      <text:p text:style-name="P11">54</text:p>
      <text:p text:style-name="P14">&lt;lg&gt;</text:p>
      <text:p text:style-name="P7">Pera<text:span text:style-name="seg.voisement_5f_2_5f_orig">g</text:span><text:span text:style-name="seg.voisement_5f_2_5f_reg">k</text:span> n'em <text:span text:style-name="seg.digramme_5f_2_5f_orig">e</text:span><text:span text:style-name="seg.digramme_5f_2_5f_reg">eu</text:span>s ket m<text:span text:style-name="seg.signes_5f_diacritiques_5f_2_5f_orig">é</text:span><text:span text:style-name="seg.signes-diacritiques_5f_2_5f_reg"><text:span text:style-name="T9">e</text:span></text:span> eveldout di<text:span text:style-name="seg.lettre_5f_ramiste_5f_2_5f_orig">ù</text:span><text:span text:style-name="seg.lettre_5f_ramiste_5f_2_5f_reg">v</text:span>askell ?</text:p>
      <text:p text:style-name="P10">Ma <text:span text:style-name="seg.trigramme_5f_diacritique_5f_2_5f_orig"><text:span text:style-name="T11">h</text:span></text:span><text:span text:style-name="seg.trigramme_5f_diacritique_5f_2_5f_reg">c’h</text:span>ell<text:span text:style-name="seg.amuissement_5f_voyelle_5f_1_5f_orig">e</text:span><text:span text:style-name="seg.mutation_5f_consonantique_5f_2_5f_orig"><text:span text:style-name="T36">h</text:span></text:span><text:span text:style-name="seg.mutation_5f_consonantique_5f_2_5f_reg"><text:span text:style-name="T36">f</text:span></text:span>en n<text:span text:style-name="seg.monophtongaison_5f_2_5f_orig">e</text:span><text:span text:style-name="seg.monophtongaison_5f_2_5f_orig"><text:span text:style-name="T31">i</text:span></text:span><text:span text:style-name="seg.monophtongaison_5f_2_5f_reg"><text:span text:style-name="T15">i</text:span></text:span>jal, <text:span text:style-name="pc.elision_5f_1_5f_reg">‘</text:span><text:span text:style-name="seg.signes_5f_diacritiques_5f_2_5f_orig">è</text:span><text:span text:style-name="seg.signes-diacritiques_5f_2_5f_reg"><text:span text:style-name="T34">e</text:span></text:span>l ma <text:span text:style-name="pc.elision_5f_1_5f_reg">‘</text:span><text:span text:style-name="seg.amuissement_5f_consonne_5f_1_5f_orig">h</text:span>ra m<text:span text:style-name="seg.amenuisement_5f_voyelle_5f_2_5f_orig">e</text:span><text:span text:style-name="seg.amenuisement_5f_voyelle_5f_2_5f_reg"><text:span text:style-name="T10">a</text:span></text:span> spered, d<text:span text:style-name="seg.amenuisement_5f_voyelle_5f_2_5f_orig">e</text:span><text:span text:style-name="seg.amenuisement_5f_voyelle_5f_2_5f_reg"><text:span text:style-name="T10">a</text:span></text:span> vro klet <text:span text:style-name="seg.amenuisement_5f_voyelle_5f_2_5f_orig">e</text:span><text:span text:style-name="seg.amenuisement_5f_voyelle_5f_2_5f_reg"><text:span text:style-name="T10">a</text:span></text:span>l lann<text:span text:style-name="seg.diphtongaison_5f_2_5f_orig">eu</text:span><text:span text:style-name="seg.diphtongaison_5f_2_5f_reg"><text:span text:style-name="T20">où</text:span></text:span>, hañ<text:span text:style-name="seg.lettre_5f_ramiste_5f_2_5f_orig">ù</text:span><text:span text:style-name="seg.lettre_5f_ramiste_5f_2_5f_reg">v</text:span> ha gouiañ<text:span text:style-name="seg.lettre_5f_ramiste_5f_2_5f_orig">ù</text:span><text:span text:style-name="seg.lettre_5f_ramiste_5f_2_5f_reg">v</text:span> <text:span text:style-name="seg.signes_5f_diacritiques_5f_2_5f_orig">é</text:span><text:span text:style-name="seg.signes-diacritiques_5f_2_5f_reg"><text:span text:style-name="T9">e</text:span></text:span> bl<text:span text:style-name="seg.nasalisation_5f_2_5f_orig">eu</text:span><text:span text:style-name="seg.nasalisation_5f_2_5f_reg"><text:span text:style-name="T35">euñ</text:span></text:span><text:span text:style-name="seg.amuissement_5f_consonne_5f_1_5f_reg">v</text:span>, em <text:span text:style-name="seg.digramme_5f_2_5f_orig">e</text:span><text:span text:style-name="seg.digramme_5f_2_5f_reg">eu</text:span>s l<text:span text:style-name="seg.signes_5f_diacritiques_5f_2_5f_orig">é</text:span><text:span text:style-name="seg.signes-diacritiques_5f_2_5f_reg"><text:span text:style-name="T9">e</text:span></text:span>zet <text:span text:style-name="seg.augmentation_5f_voyelle_5f_2_5f_orig">a</text:span><text:span text:style-name="seg.augmentation_5f_voyelle_5f_2_5f_reg">e</text:span><text:span text:style-name="pc.desagglutination_5f_2_5f_reg">-</text:span>bar<text:span text:style-name="seg.digramme_5f_2_5f_orig"><text:span text:style-name="T1">h</text:span></text:span><text:span text:style-name="seg.digramme_5f_2_5f_reg">zh</text:span>, setu pell-zo, si<text:span text:style-name="seg.diphtongaison_5f_2_5f_orig">ou</text:span><text:span text:style-name="seg.diphtongaison_5f_2_5f_reg"><text:span text:style-name="T35">w</text:span></text:span>a<text:span text:style-name="seg.digramme_5f_2_5f_orig"><text:span text:style-name="T1">h</text:span></text:span><text:span text:style-name="seg.digramme_5f_2_5f_reg">zh</text:span> ! ar dreuz<text:span text:style-name="seg.diphtongaison_5f_2_5f_orig">eu</text:span><text:span text:style-name="seg.diphtongaison_5f_2_5f_reg"><text:span text:style-name="T20">où</text:span></text:span> <text:span text:style-name="seg.amenuisement_5f_voyelle_5f_2_5f_orig">e</text:span><text:span text:style-name="seg.amenuisement_5f_voyelle_5f_2_5f_reg"><text:span text:style-name="T10">a</text:span></text:span>r mor bra<text:span text:style-name="seg.voisement_5f_2_5f_orig">z</text:span><text:span text:style-name="seg.voisement_5f_2_5f_reg">s</text:span>, u<text:span text:style-name="T35">n</text:span> n<text:span text:style-name="seg.signes_5f_diacritiques_5f_2_5f_orig">é</text:span><text:span text:style-name="seg.signes-diacritiques_5f_2_5f_reg"><text:span text:style-name="T9">e</text:span></text:span><text:span text:style-name="seg.amuissement_5f_voyelle_5f_1_5f_reg">i</text:span><text:span text:style-name="seg.digramme_5f_2_5f_orig"><text:span text:style-name="T1">h</text:span></text:span><text:span text:style-name="seg.digramme_5f_2_5f_reg">zh</text:span> <text:span text:style-name="pc.elision_5f_1_5f_reg">‘</text:span><text:span text:style-name="seg.signes_5f_diacritiques_5f_2_5f_orig">è</text:span><text:span text:style-name="seg.signes-diacritiques_5f_2_5f_reg"><text:span text:style-name="T34">e</text:span></text:span>l t<text:span text:style-name="seg.amenuisement_5f_voyelle_5f_2_5f_orig">e</text:span><text:span text:style-name="seg.amenuisement_5f_voyelle_5f_2_5f_reg"><text:span text:style-name="T10">a</text:span></text:span> h<text:span text:style-name="seg.augmentation_5f_voyelle_5f_2_5f_orig"><text:span text:style-name="T39">e</text:span></text:span><text:span text:style-name="seg.augmentation_5f_voyelle_5f_2_5f_reg"><text:span text:style-name="T37">i</text:span></text:span>ni, karant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u<text:span text:style-name="seg.voisement_5f_2_5f_orig">z</text:span><text:span text:style-name="seg.voisement_5f_2_5f_reg">s</text:span> <text:span text:style-name="seg.amenuisement_5f_voyelle_5f_2_5f_orig">e</text:span><text:span text:style-name="seg.amenuisement_5f_voyelle_5f_2_5f_reg"><text:span text:style-name="T32">i</text:span></text:span><text:span text:style-name="seg.lettre_5f_ramiste_5f_2_5f_orig">ù</text:span><text:span text:style-name="seg.lettre_5f_ramiste_5f_2_5f_reg">v</text:span><text:span text:style-name="seg.signes_5f_diacritiques_5f_2_5f_orig">é</text:span><text:span text:style-name="seg.signes-diacritiques_5f_2_5f_reg"><text:span text:style-name="T9">e</text:span></text:span><text:span text:style-name="seg.amuissement_5f_consonne_5f_1_5f_reg">z</text:span>, e hirvoudan de<text:span text:style-name="seg.digramme_5f_2_5f_orig"><text:span text:style-name="T1">h</text:span></text:span><text:span text:style-name="seg.digramme_5f_2_5f_reg">zh</text:span><text:span text:style-name="seg.amenuisement_5f_voyelle_5f_2_5f_orig">o</text:span><text:span text:style-name="seg.amenuisement_5f_voyelle_5f_2_5f_reg"><text:span text:style-name="T10">a</text:span></text:span>ñ, a zonded<text:note text:id="ftn5" text:note-class="footnote"><text:note-citation>5</text:note-citation><text:note-body><text:p text:style-name="P6"><text:span text:style-name="T14">donded</text:span><text:span text:style-name="T41">, h</text:span>e<text:span text:style-name="T29">ñ</text:span>velster : <text:span text:style-name="T13">donder</text:span></text:p></text:note-body></text:note> m<text:span text:style-name="seg.amenuisement_5f_voyelle_5f_2_5f_orig">e</text:span><text:span text:style-name="seg.amenuisement_5f_voyelle_5f_2_5f_reg"><text:span text:style-name="T10">a</text:span></text:span> <text:span text:style-name="seg.trigramme_5f_diacritique_5f_2_5f_orig"><text:span text:style-name="T11">h</text:span></text:span><text:span text:style-name="seg.trigramme_5f_diacritique_5f_2_5f_reg">c’h</text:span>alon, noz-d<text:span text:style-name="seg.signes_5f_diacritiques_5f_2_5f_orig">é</text:span><text:span text:style-name="seg.signes-diacritiques_5f_2_5f_reg"><text:span text:style-name="T9">e</text:span></text:span><text:span text:style-name="seg.amuissement_5f_voyelle_5f_1_5f_reg">i</text:span><text:span text:style-name="seg.amuissement_5f_consonne_5f_1_5f_reg">z</text:span>, ge<text:span text:style-name="seg.voisement_5f_2_5f_orig">d</text:span><text:span text:style-name="seg.voisement_5f_2_5f_reg">t</text:span> melkoni…</text:p>
      <text:p text:style-name="P14">&lt;/lg&gt;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/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>
      <style:paragraph-properties fo:padding-left="0.4cm" fo:padding-right="0.3cm" fo:padding-top="0.15cm" fo:padding-bottom="0.15cm" fo:border-left="0.74pt solid #8ccfb7" fo:border-right="none" fo:border-top="none" fo:border-bottom="none"/>
      <style:text-properties fo:background-color="#fff9ae" style:font-size-asian="10.5pt"/>
    </style:style>
    <style:style style:name="dateline_5f_4_5f_origDate" style:display-name="dateline_4_origDate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-diacritiques_5f_2_5f_reg" style:display-name="seg.signes-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pc.desagglutination_5f_2_5f_reg" style:display-name="pc.desagglutination_2_reg" style:family="text">
      <style:text-properties fo:background-color="#ffdaa2"/>
    </style:style>
    <style:style style:name="seg.en_5f_cours_5f_2_5f_orig" style:display-name="seg.en_cours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en_5f_cours_5f_2_5f_reg" style:display-name="seg.en_cours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muissement_5f_voyelle_5f_1_5f_orig" style:display-name="seg.amuissement_voyelle_1_orig" style:family="text" style:parent-style-name="seg.amuissement_5f_consonne_5f_1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820f71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etathese_5f_2_5f_orig" style:display-name="seg.metathese_2_orig" style:family="text">
      <style:text-properties fo:color="#000000" fo:font-size="12pt" fo:font-style="normal" style:text-underline-style="none" fo:font-weight="normal" officeooo:rsid="005edcb6" fo:background-color="#c69ec1" style:font-size-asian="9pt" style:font-style-asian="normal" style:font-weight-asian="normal" style:font-size-complex="9pt" style:font-style-complex="normal" style:font-weight-complex="normal" loext:shadow="none"/>
    </style:style>
    <style:style style:name="seg.metathese_5f_2_5f_reg" style:display-name="seg.metathese_2_reg" style:family="text">
      <style:text-properties fo:color="#c69ec1" fo:font-size="12pt" fo:font-style="normal" style:text-underline-style="solid" style:text-underline-width="bold" style:text-underline-color="#c69ec1" fo:font-weight="normal" fo:background-color="#eeeeee" style:font-size-asian="9pt" style:font-style-asian="normal" style:font-weight-asian="normal" style:font-size-complex="9pt" style:font-style-complex="normal" style:font-weight-complex="normal" loext:shadow="none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ugmentation_5f_voyelle_5f_2_5f_orig" style:display-name="seg.augmentation_voyelle_2_orig" style:family="text" style:parent-style-name="seg.amenuisement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augmentation_5f_voyelle_5f_2_5f_reg" style:display-name="seg.augmentation_voyelle_2_reg" style:family="text" style:parent-style-name="seg.amenuisement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M2seg.signes-diacritiques_40_ORIG" style:display-name="MM2seg.signes-diacritiques@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mutation_5f_consonantique_5f_2_5f_orig" style:display-name="seg.mutation_consonantique_2_orig" style:family="text" style:parent-style-name="MM2seg.signes-diacritiques_40_ORIG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MM2seg.signes-diacritiques_40_REG" style:display-name="MM2seg.signes-diacritiques@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 style:parent-style-name="MM2seg.signes-diacritiques_40_REG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1:07:18.162000000</meta:creation-date>
    <dc:date>2019-08-13T19:05:23.991000000</dc:date>
    <meta:editing-duration>PT1H41M9S</meta:editing-duration>
    <meta:editing-cycles>1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4" meta:word-count="287" meta:character-count="1759" meta:non-whitespace-character-count="1495"/>
  </office:meta>
</office:document-meta>
</file>